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7414" calcext:value-type="float">
            <text:p>7414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9303" calcext:value-type="float">
            <text:p>19303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4697" calcext:value-type="float">
            <text:p>14697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20788859" calcext:value-type="float">
            <text:p>20788859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55011" calcext:value-type="float">
            <text:p>155011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4766" calcext:value-type="float">
            <text:p>4766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59767" calcext:value-type="float">
            <text:p>159767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74841" calcext:value-type="float">
            <text:p>74841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84926" calcext:value-type="float">
            <text:p>84926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59767" calcext:value-type="float">
            <text:p>1597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7:38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2:07:51.516000000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